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fe327" officeooo:paragraph-rsid="001fe327"/>
    </style:style>
    <style:style style:name="P2" style:family="paragraph" style:parent-style-name="Standard">
      <style:text-properties officeooo:rsid="001fe327" officeooo:paragraph-rsid="001fe3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>This document test the replacement of a variable in the heade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fe327" officeooo:paragraph-rsid="001fe32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Can we change the following var $my_var in the header ?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3:07:30.283885941</meta:creation-date>
    <dc:date>2024-04-11T13:09:25.630894884</dc:date>
    <meta:editing-duration>PT1M55S</meta:editing-duration>
    <meta:editing-cycles>1</meta:editing-cycles>
    <meta:document-statistic meta:table-count="0" meta:image-count="0" meta:object-count="0" meta:page-count="1" meta:paragraph-count="2" meta:word-count="22" meta:character-count="118" meta:non-whitespace-character-count="98"/>
    <meta:generator>LibreOffice/7.6.5.2$Linux_X86_64 LibreOffice_project/60$Build-2</meta:generator>
  </office:meta>
</office:document-meta>
</file>